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f2eb" officeooo:paragraph-rsid="0008f2eb"/>
    </style:style>
    <style:style style:name="P2" style:family="paragraph" style:parent-style-name="Standard" style:list-style-name="L1">
      <style:text-properties officeooo:rsid="0008f2eb" officeooo:paragraph-rsid="0008f2eb"/>
    </style:style>
    <style:style style:name="P3" style:family="paragraph" style:parent-style-name="Standard" style:list-style-name="L2">
      <style:text-properties officeooo:rsid="0008f2eb" officeooo:paragraph-rsid="0008f2eb"/>
    </style:style>
    <style:style style:name="P4" style:family="paragraph" style:parent-style-name="Standard" style:list-style-name="L1">
      <style:text-properties fo:font-weight="bold" officeooo:paragraph-rsid="0008f2eb" style:font-weight-asian="bold" style:font-weight-complex="bold"/>
    </style:style>
    <style:style style:name="P5" style:family="paragraph" style:parent-style-name="Standard" style:list-style-name="L1">
      <style:text-properties fo:font-weight="bold" officeooo:rsid="0008f2eb" officeooo:paragraph-rsid="0008f2eb" style:font-weight-asian="bold" style:font-weight-complex="bold"/>
    </style:style>
    <style:style style:name="P6" style:family="paragraph" style:parent-style-name="Standard">
      <style:text-properties fo:font-weight="bold" officeooo:rsid="0008f2eb" officeooo:paragraph-rsid="0008f2eb" style:font-weight-asian="bold" style:font-weight-complex="bold"/>
    </style:style>
    <style:style style:name="P7" style:family="paragraph" style:parent-style-name="Standard" style:list-style-name="L3">
      <style:text-properties fo:font-weight="bold" officeooo:rsid="000a51a8" officeooo:paragraph-rsid="000a51a8" style:font-weight-asian="bold" style:font-weight-complex="bold"/>
    </style:style>
    <style:style style:name="P8" style:family="paragraph" style:parent-style-name="Standard" style:list-style-name="L1">
      <style:text-properties fo:font-weight="bold" officeooo:rsid="000b7af9" officeooo:paragraph-rsid="000b7af9" style:font-weight-asian="bold" style:font-weight-complex="bold"/>
    </style:style>
    <style:style style:name="P9" style:family="paragraph" style:parent-style-name="Standard">
      <style:text-properties officeooo:rsid="000a51a8" officeooo:paragraph-rsid="000a51a8"/>
    </style:style>
    <style:style style:name="T1" style:family="text">
      <style:text-properties officeooo:rsid="0008f2e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kusitakoa:</text:p>
      <text:p text:style-name="P1">* Repositorio – <text:span text:style-name="T3">Github</text:span></text:p>
      <text:p text:style-name="P1"/>
      <text:p text:style-name="P1">Azterketa Github-en:</text:p>
      <text:p text:style-name="P1">Repo</text:p>
      <text:p text:style-name="P1">Galderak:</text:p>
      <text:p text:style-name="P1">Erantzunak/ IzenaAbizena/</text:p>
      <text:p text:style-name="P1">Itxi dagokizun issue-a</text:p>
      <text:p text:style-name="P1"/>
      <text:p text:style-name="P9">Proiektua</text:p>
      <text:p text:style-name="P1"/>
      <text:p text:style-name="P1">ED</text:p>
      <text:list xml:id="list8471044246635896355" text:style-name="L2">
        <text:list-item>
          <text:p text:style-name="P3">Zer da seinale digital bat?</text:p>
        </text:list-item>
        <text:list-item>
          <text:p text:style-name="P3">Adibide bat eman seinale digital bat eta analogiko azaltzeko.</text:p>
        </text:list-item>
        <text:list-item>
          <text:p text:style-name="P3">Zer errepresentatu dezakegu 0 et 1-ak erabiliz?</text:p>
          <text:p text:style-name="P3"/>
        </text:list-item>
      </text:list>
      <text:list xml:id="list2185159603577274851" text:style-name="L1">
        <text:list-item>
          <text:p text:style-name="P4"><text:span text:style-name="T1">Egiaren taula</text:span></text:p>
        </text:list-item>
        <text:list-item>
          <text:p text:style-name="P5">Ate logikoak</text:p>
        </text:list-item>
        <text:list-item>
          <text:p text:style-name="P2">Karnaugh</text:p>
        </text:list-item>
        <text:list-item>
          <text:p text:style-name="P2">Ekuazioak</text:p>
        </text:list-item>
        <text:list-item>
          <text:p text:style-name="P2">Morgan</text:p>
        </text:list-item>
        <text:list-item>
          <text:p text:style-name="P5">Multiplexadorea</text:p>
        </text:list-item>
        <text:list-item>
          <text:p text:style-name="P2">Demultiplexadorea</text:p>
        </text:list-item>
        <text:list-item>
          <text:p text:style-name="P5">Biestableak</text:p>
          <text:list>
            <text:list-item>
              <text:p text:style-name="P8">Desplazamiento1 esplikatu</text:p>
            </text:list-item>
          </text:list>
        </text:list-item>
        <text:list-item>
          <text:p text:style-name="P5"><text:span text:style-name="T2">FPGA</text:span></text:p>
        </text:list-item>
        <text:list-item>
          <text:p text:style-name="P5">Icezum / IceStudio</text:p>
        </text:list-item>
      </text:list>
      <text:p text:style-name="P6"/>
      <text:p text:style-name="P6">Motorrak</text:p>
      <text:list xml:id="list405407897122075434" text:style-name="L3">
        <text:list-item>
          <text:p text:style-name="P7">Driver-ak</text:p>
        </text:list-item>
        <text:list-item>
          <text:p text:style-name="P7">FPGA batez zuzenean motor bat kontrolatu ordez zergaitik driver-a erabili?</text:p>
        </text:list-item>
      </text:list>
      <text:list xml:id="list1024396091925" text:continue-list="list2185159603577274851" text:style-name="L1">
        <text:list-header>
          <text:p text:style-name="P5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7:26:23.124000000</meta:creation-date>
    <dc:date>2018-06-06T00:10:22.823000000</dc:date>
    <meta:editing-duration>PT5H10M35S</meta:editing-duration>
    <meta:editing-cycles>1</meta:editing-cycles>
    <meta:document-statistic meta:table-count="0" meta:image-count="0" meta:object-count="0" meta:page-count="1" meta:paragraph-count="28" meta:word-count="82" meta:character-count="506" meta:non-whitespace-character-count="467"/>
    <meta:generator>LibreOffice/5.2.0.4$Windows_X86_64 LibreOffice_project/066b007f5ebcc236395c7d282ba488bca6720265</meta:generator>
  </office:meta>
</office:document-meta>
</file>